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1A494F83F0F17C4EC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78cm, 2.105cm, 1.997cm, 2.706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081cm" svg:stroke-color="#111111" draw:marker-start-width="0.321cm" draw:marker-end-width="0.321cm" draw:opacity="0%" draw:textarea-horizontal-align="justify" draw:textarea-vertical-align="middle" draw:auto-grow-height="false" fo:min-height="1.001cm" fo:min-width="4.095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ff0000" draw:marker-start="" draw:marker-start-width="0.421cm" draw:marker-end="Triangle_20_unfilled" draw:marker-end-width="0.4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012cm"/>
      <style:paragraph-properties style:writing-mode="lr-tb"/>
    </style:style>
    <style:style style:name="gr6" style:family="graphic" style:parent-style-name="standard">
      <style:graphic-properties svg:stroke-width="0.081cm" svg:stroke-color="#00a933" draw:marker-start-width="0.321cm" draw:marker-end-width="0.321cm" draw:opacity="0%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8" style:family="graphic" style:parent-style-name="objectwithoutfill">
      <style:graphic-properties draw:stroke="dash" draw:stroke-dash="Fine_20_Dashed" svg:stroke-width="0.028cm" svg:stroke-color="#999999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marker-start="Triangle_20_unfilled" draw:marker-start-width="0.3cm" draw:marker-end="Triangle_20_unfilled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11" style:family="graphic" style:parent-style-name="objectwithoutfill">
      <style:graphic-properties draw:stroke="solid" svg:stroke-width="0.053cm" draw:marker-start-width="0.28cm" draw:marker-end="Triangle_20_unfilled" draw:marker-end-width="0.28cm" draw:fill="solid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  <style:text-properties fo:color="#ff0000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6" style:family="paragraph">
      <style:text-properties fo:color="#999999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999999" fo:font-weight="bold" style:font-weight-asian="bold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fo:color="#00a933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a933" fo:font-weight="bold" style:font-weight-asian="bold" style:font-weight-complex="bold"/>
    </style:style>
    <style:style style:name="P11" style:family="paragraph">
      <style:text-properties fo:color="#999999" style:text-position="0% 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999999" style:text-position="0% 100%" fo:font-weight="bold" style:font-weight-asian="bold" style:font-weight-complex="bold"/>
    </style:style>
    <style:style style:name="P13" style:family="paragraph">
      <style:text-properties fo:color="#2a6099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T1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999999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999999" style:text-position="33% 58%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999999" style:text-position="0% 100%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999999" style:text-position="-33% 58%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a933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808080" style:text-position="0% 100%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Liberation Sans1" fo:font-size="15pt" fo:font-weight="bold" style:font-name-asian="Liberation Sans1" style:font-size-asian="15pt" style:font-weight-asian="bold" style:font-name-complex="Liberation Sans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32cm" svg:height="10.1cm" svg:x="2.901cm" svg:y="7.3cm">
          <draw:image xlink:href="Pictures/1000000000000230000001A494F83F0F17C4EC86.png" xlink:type="simple" xlink:show="embed" xlink:actuate="onLoad" loext:mime-type="image/png">
            <text:p/>
          </draw:image>
        </draw:frame>
        <draw:frame draw:style-name="gr2" draw:text-style-name="P1" draw:layer="layout" svg:width="11.699cm" svg:height="7.999cm" svg:x="5.3cm" svg:y="8.2cm">
          <draw:image xlink:href="Pictures/1000000000000230000001A494F83F0F17C4EC86.png" xlink:type="simple" xlink:show="embed" xlink:actuate="onLoad" loext:mime-type="image/png">
            <text:p text:style-name="P3"/>
          </draw:image>
        </draw:frame>
        <draw:custom-shape draw:style-name="gr3" draw:text-style-name="P2" draw:layer="layout" svg:width="6.611cm" svg:height="1.881cm" draw:transform="rotate (0.644724625686705) translate (7.316cm 14.0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4cm" svg:y1="12.9cm" svg:x2="13.1cm" svg:y2="10.9cm">
          <text:p/>
        </draw:line>
        <draw:line draw:style-name="gr4" draw:text-style-name="P3" draw:layer="layout" svg:x1="10.452cm" svg:y1="12.885cm" svg:x2="11cm" svg:y2="13.6cm">
          <text:p/>
        </draw:line>
        <draw:frame draw:style-name="gr5" draw:text-style-name="P5" draw:layer="layout" svg:width="0.6cm" svg:height="1.262cm" svg:x="11cm" svg:y="11.3cm">
          <draw:text-box>
            <text:p text:style-name="P4"><text:span text:style-name="T1">a</text:span></text:p>
          </draw:text-box>
        </draw:frame>
        <draw:frame draw:style-name="gr5" draw:text-style-name="P5" draw:layer="layout" svg:width="0.6cm" svg:height="1.262cm" svg:x="10cm" svg:y="12.9cm">
          <draw:text-box>
            <text:p text:style-name="P4"><text:span text:style-name="T1">b</text:span></text:p>
          </draw:text-box>
        </draw:frame>
        <draw:custom-shape draw:style-name="gr6" draw:text-style-name="P2" draw:layer="layout" svg:width="0.3cm" svg:height="0.3cm" svg:x="12.6cm" svg:y="12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2.5cm" svg:height="1.427cm" svg:x="9.1cm" svg:y="9.273cm">
          <draw:text-box>
            <text:p text:style-name="P6"><text:span text:style-name="T2">2 &lt;x</text:span><text:span text:style-name="T3">2</text:span><text:span text:style-name="T4">&gt;</text:span><text:span text:style-name="T5">proj</text:span></text:p>
          </draw:text-box>
        </draw:frame>
        <draw:line draw:style-name="gr8" draw:text-style-name="P8" draw:layer="layout" svg:x1="9.1cm" svg:y1="8cm" svg:x2="9cm" svg:y2="16.3cm">
          <text:p/>
        </draw:line>
        <draw:line draw:style-name="gr8" draw:text-style-name="P8" draw:layer="layout" svg:x1="12cm" svg:y1="8cm" svg:x2="11.9cm" svg:y2="16.3cm">
          <text:p/>
        </draw:line>
        <draw:line draw:style-name="gr8" draw:text-style-name="P8" draw:layer="layout" svg:x1="17.1cm" svg:y1="12.9cm" svg:x2="4.86cm" svg:y2="12.85cm">
          <text:p/>
        </draw:line>
        <draw:line draw:style-name="gr9" draw:text-style-name="P3" draw:layer="layout" svg:x1="9.1cm" svg:y1="8.9cm" svg:x2="12cm" svg:y2="8.9cm">
          <text:p/>
        </draw:line>
        <draw:line draw:style-name="gr9" draw:text-style-name="P3" draw:layer="layout" svg:x1="7.9cm" svg:y1="9.4cm" svg:x2="13.3cm" svg:y2="9.4cm">
          <text:p/>
        </draw:line>
        <draw:frame draw:style-name="gr5" draw:text-style-name="P10" draw:layer="layout" svg:width="0.6cm" svg:height="1.262cm" svg:x="12.7cm" svg:y="12.1cm">
          <draw:text-box>
            <text:p text:style-name="P9"><text:span text:style-name="T6">p</text:span></text:p>
          </draw:text-box>
        </draw:frame>
        <draw:frame draw:style-name="gr7" draw:text-style-name="P7" draw:layer="layout" svg:width="2.3cm" svg:height="1.427cm" svg:x="9.2cm" svg:y="8.1cm">
          <draw:text-box>
            <text:p text:style-name="P6"><text:span text:style-name="T2">2 &lt;x</text:span><text:span text:style-name="T3">2</text:span><text:span text:style-name="T4">&gt;</text:span><text:span text:style-name="T5">real</text:span></text:p>
          </draw:text-box>
        </draw:frame>
        <draw:line draw:style-name="gr8" draw:text-style-name="P8" draw:layer="layout" svg:x1="7.9cm" svg:y1="8cm" svg:x2="7.8cm" svg:y2="16.3cm">
          <text:p/>
        </draw:line>
        <draw:line draw:style-name="gr8" draw:text-style-name="P8" draw:layer="layout" svg:x1="13.3cm" svg:y1="8cm" svg:x2="13.2cm" svg:y2="16.3cm">
          <text:p/>
        </draw:line>
        <draw:frame draw:style-name="gr10" draw:text-style-name="P12" draw:layer="layout" svg:width="2.2cm" svg:height="0.827cm" svg:x="10.6cm" svg:y="16.673cm">
          <draw:text-box>
            <text:p text:style-name="P11"><text:span text:style-name="T7">X</text:span><text:span text:style-name="T4"> </text:span></text:p>
          </draw:text-box>
        </draw:frame>
        <draw:frame draw:style-name="gr10" draw:text-style-name="P12" draw:layer="layout" svg:width="2.2cm" svg:height="0.827cm" svg:x="3.6cm" svg:y="11.4cm">
          <draw:text-box>
            <text:p text:style-name="P11"><text:span text:style-name="T7">y</text:span><text:span text:style-name="T4"> </text:span></text:p>
          </draw:text-box>
        </draw:frame>
        <draw:path draw:style-name="gr11" draw:text-style-name="P8" draw:layer="layout" svg:width="1.925cm" svg:height="2.593cm" draw:transform="rotate (1.01909775023949) translate (13.4905457097681cm 11.5402030229854cm)" svg:viewBox="0 0 1926 2594" svg:d="M1926 0c-432 1205-734 1861-1926 2594">
          <text:p/>
        </draw:path>
        <draw:line draw:style-name="gr8" draw:text-style-name="P8" draw:layer="layout" svg:x1="16.9cm" svg:y1="8.1cm" svg:x2="5.8cm" svg:y2="16.3cm">
          <text:p/>
        </draw:line>
        <draw:frame draw:style-name="gr5" draw:text-style-name="P14" draw:layer="layout" svg:width="0.6cm" svg:height="1.262cm" svg:x="15.2cm" svg:y="10.5cm">
          <draw:text-box>
            <text:p text:style-name="P13"><text:span text:style-name="T8">θ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4T10:47:30.654000000</meta:creation-date>
    <dc:date>2020-06-24T11:31:12.720000000</dc:date>
    <meta:editing-duration>PT11M19S</meta:editing-duration>
    <meta:editing-cycles>4</meta:editing-cycles>
    <meta:generator>LibreOffice/6.3.4.2$Windows_X86_64 LibreOffice_project/60da17e045e08f1793c57c00ba83cdfce946d0aa</meta:generator>
    <meta:document-statistic meta:object-count="23"/>
  </office:meta>
</office:document-meta>
</file>